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69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string" calcext:value-type="string">
            <text:p>WD</text:p>
          </table:table-cell>
          <table:table-cell table:style-name="ce49"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9"/>
          <table:table-cell table:number-columns-repeated="1014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5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6"/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69" office:value-type="string" calcext:value-type="string" table:number-columns-spanned="4" table:number-rows-spanned="1">
            <text:p>WITHIN-DOC</text:p>
          </table:table-cell>
          <table:covered-table-cell table:number-columns-repeated="2" table:style-name="ce5"/>
          <table:covered-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2"/>
          <table:table-cell table:style-name="ce70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2"/>
          <table:table-cell table:style-name="ce7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style-name="ce33" office:value-type="string" calcext:value-type="string">
            <text:p>L2 (False)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2"/>
          <table:table-cell table:style-name="ce70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 table:number-columns-repeated="3"/>
          <table:table-cell table:style-name="ce7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table:style-name="ce52"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table:style-name="ce52"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table:style-name="ce52"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70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2"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26" office:value-type="string" calcext:value-type="string" table:number-columns-spanned="2" table:number-rows-spanned="1">
            <text:p>cell_state</text:p>
          </table:table-cell>
          <table:covered-table-cell table:style-name="ce5"/>
          <table:table-cell table:style-name="ce26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1011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table:style-name="ce52"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table:style-name="ce52"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cosine sim (True)</text:p>
          </table:table-cell>
          <table:table-cell table:style-name="ce5"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2"/>
          <table:table-cell table:style-name="ce52"/>
          <table:table-cell/>
          <table:table-cell table:style-name="ce5" table:number-columns-repeated="3"/>
          <table:table-cell table:number-columns-repeated="3"/>
          <table:table-cell table:style-name="ce5" office:value-type="string" calcext:value-type="string">
            <text:p>37 (train CD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2"/>
          <table:table-cell table:style-name="ce52"/>
          <table:table-cell/>
          <table:table-cell table:style-name="ce5" table:number-columns-repeated="2"/>
          <table:table-cell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5" office:value-type="string" calcext:value-type="string">
            <text:p>31-35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table:style-name="ce52" office:value-type="float" office:value="0.5874" calcext:value-type="float">
            <text:p>0.5874</text:p>
          </table:table-cell>
          <table:table-cell/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36" calcext:value-type="float">
            <text:p>0.533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table:style-name="ce52" office:value-type="float" office:value="0.5766" calcext:value-type="float">
            <text:p>0.5766</text:p>
          </table:table-cell>
          <table:table-cell/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table:style-name="ce52" office:value-type="string" calcext:value-type="string">
            <text:p>61.3 @ 3</text:p>
          </table:table-cell>
          <table:table-cell/>
          <table:table-cell table:style-name="ce5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table:style-name="ce52" office:value-type="string" calcext:value-type="string">
            <text:p>64.2 @ 6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7T10:17:06.765899346</dc:date>
    <meta:editing-duration>P7DT15H4M9S</meta:editing-duration>
    <meta:editing-cycles>175</meta:editing-cycles>
    <meta:document-statistic meta:table-count="1" meta:cell-count="348" meta:object-count="0"/>
  </office:meta>
</office:document-meta>
</file>